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erriweather2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3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style:contextual-spacing="false" fo:line-height="115%" fo:padding="0in" fo:border="none"/>
      <style:text-properties fo:color="#000000" loext:opacity="100%" style:font-name="Fira Sans Medium" style:font-name-asian="Open Sans2" style:font-name-complex="Open Sans2"/>
    </style:style>
    <style:style style:name="P4" style:family="paragraph" style:parent-style-name="Standard">
      <loext:graphic-properties draw:fill-color="#ffffff"/>
      <style:paragraph-properties fo:margin-top="0in" fo:margin-bottom="0in" style:contextual-spacing="false" fo:line-height="115%" fo:padding="0in" fo:border="none"/>
      <style:text-properties fo:color="#000000" loext:opacity="100%" style:font-name="Fira Sans Medium" fo:font-weight="bold" style:font-name-asian="Open Sans2" style:font-weight-asian="bold" style:font-name-complex="Open Sans2"/>
    </style:style>
    <style:style style:name="P5" style:family="paragraph" style:parent-style-name="Standard">
      <style:paragraph-properties fo:margin-top="0.222in" fo:margin-bottom="0in" style:contextual-spacing="false" fo:line-height="100%"/>
    </style:style>
    <style:style style:name="P6" style:family="paragraph" style:parent-style-name="Heading_20_2">
      <loext:graphic-properties draw:fill-color="#ffffff"/>
      <style:paragraph-properties fo:line-height="100%" fo:padding="0in" fo:border="none"/>
      <style:text-properties fo:color="#2079c7" loext:opacity="100%" style:font-name="Fira Sans Black" fo:font-size="10pt" style:font-name-asian="Open Sans2" style:font-size-asian="10pt" style:font-name-complex="Open Sans2" style:font-size-complex="10pt"/>
    </style:style>
    <style:style style:name="P7" style:family="paragraph" style:parent-style-name="Heading_20_2">
      <loext:graphic-properties draw:fill-color="#ffffff"/>
      <style:paragraph-properties fo:line-height="100%" fo:padding="0in" fo:border="none"/>
      <style:text-properties officeooo:paragraph-rsid="00196a82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officeooo:paragraph-rsid="00198fe1"/>
    </style:style>
    <style:style style:name="P9" style:family="paragraph" style:parent-style-name="Heading_20_2">
      <loext:graphic-properties draw:fill-color="#ffffff"/>
      <style:paragraph-properties fo:line-height="100%" fo:padding="0in" fo:border="none"/>
      <style:text-properties fo:font-size="10.5pt" officeooo:paragraph-rsid="00156abf" style:font-size-asian="10.5pt" style:font-size-complex="10.5pt"/>
    </style:style>
    <style:style style:name="P10" style:family="paragraph" style:parent-style-name="Heading_20_2">
      <loext:graphic-properties draw:fill-color="#ffffff"/>
      <style:paragraph-properties fo:line-height="100%" fo:padding="0in" fo:border="none"/>
      <style:text-properties fo:font-size="10.5pt" style:font-size-asian="10.5pt" style:font-size-complex="10.5pt"/>
    </style:style>
    <style:style style:name="P11" style:family="paragraph" style:parent-style-name="Heading_20_2">
      <loext:graphic-properties draw:fill-color="#ffffff"/>
      <style:paragraph-properties fo:line-height="100%" fo:padding="0in" fo:border="none"/>
      <style:text-properties fo:color="#434343" loext:opacity="100%" fo:font-size="10pt" officeooo:paragraph-rsid="001a7a42" style:font-size-asian="10pt" style:font-size-complex="10pt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3" style:family="paragraph" style:parent-style-name="Heading_20_1">
      <loext:graphic-properties draw:fill-color="#ffffff"/>
      <style:paragraph-properties fo:line-height="100%" fo:padding="0in" fo:border="none"/>
      <style:text-properties style:font-name="Fira Sans Black" fo:font-size="10pt" style:font-size-asian="10pt" style:font-size-complex="10pt"/>
    </style:style>
    <style:style style:name="P14" style:family="paragraph" style:parent-style-name="Heading_20_1">
      <loext:graphic-properties draw:fill-color="#ffffff"/>
      <style:paragraph-properties fo:line-height="100%" fo:padding="0in" fo:border="none"/>
      <style:text-properties style:font-name="Fira Sans Black" fo:font-size="10pt" officeooo:paragraph-rsid="001a7a4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17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8" style:family="paragraph" style:parent-style-name="Heading_20_3">
      <loext:graphic-properties draw:fill-color="#ffffff"/>
      <style:paragraph-properties fo:line-height="100%" fo:padding="0in" fo:border="none"/>
      <style:text-properties fo:font-size="8pt" officeooo:paragraph-rsid="00196a82" style:font-size-asian="8pt" style:font-size-complex="8pt"/>
    </style:style>
    <style:style style:name="P19" style:family="paragraph" style:parent-style-name="Heading_20_3">
      <loext:graphic-properties draw:fill-color="#ffffff"/>
      <style:paragraph-properties fo:line-height="100%" fo:padding="0in" fo:border="none"/>
    </style:style>
    <style:style style:name="P20" style:family="paragraph" style:parent-style-name="Heading_20_3">
      <loext:graphic-properties draw:fill-color="#ffffff"/>
      <style:paragraph-properties fo:line-height="100%" fo:padding="0in" fo:border="none"/>
      <style:text-properties style:font-name="Open Sans1" fo:font-size="8pt" officeooo:paragraph-rsid="00156abf" style:font-size-asian="8pt" style:font-size-complex="8pt"/>
    </style:style>
    <style:style style:name="P21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1ca5"/>
    </style:style>
    <style:style style:name="P22" style:family="paragraph" style:parent-style-name="Heading_20_1">
      <loext:graphic-properties draw:fill-color="#ffffff"/>
      <style:paragraph-properties fo:padding="0in" fo:border="none"/>
      <style:text-properties fo:font-size="10pt" officeooo:paragraph-rsid="00234bde" style:font-size-asian="10pt" style:font-size-complex="10pt"/>
    </style:style>
    <style:style style:name="P23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4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style:contextual-spacing="false" fo:line-height="100%" fo:text-indent="0in" style:auto-text-indent="false" fo:padding="0in" fo:border="none"/>
    </style:style>
    <style:style style:name="P25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style:contextual-spacing="false" fo:line-height="100%" fo:text-indent="0in" style:auto-text-indent="false" fo:padding="0in" fo:border="none"/>
    </style:style>
    <style:style style:name="P26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style:contextual-spacing="false" fo:line-height="100%" fo:text-indent="0in" style:auto-text-indent="false" fo:padding="0in" fo:border="none"/>
      <style:text-properties officeooo:paragraph-rsid="001ccd44"/>
    </style:style>
    <style:style style:name="P27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28e90"/>
    </style:style>
    <style:style style:name="P28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34bde" officeooo:paragraph-rsid="00234bde"/>
    </style:style>
    <style:style style:name="P29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8e90"/>
    </style:style>
    <style:style style:name="P30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34bde" officeooo:paragraph-rsid="00234bde"/>
    </style:style>
    <style:style style:name="P31" style:family="paragraph" style:parent-style-name="Standard">
      <loext:graphic-properties draw:fill-color="#ffffff"/>
      <style:paragraph-properties fo:margin-left="0in" fo:margin-right="0.2083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officeooo:rsid="00234bde" officeooo:paragraph-rsid="00234bde" style:font-weight-asian="bold" style:font-weight-complex="bold"/>
    </style:style>
    <style:style style:name="T1" style:family="text">
      <style:text-properties fo:font-size="10pt" fo:font-weight="normal" style:font-size-asian="10pt" style:font-weight-asian="normal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color="#434343" loext:opacity="100%"/>
    </style:style>
    <style:style style:name="T6" style:family="text">
      <style:text-properties fo:color="#434343" loext:opacity="100%" style:font-name="Merriweather3" fo:font-style="italic" fo:font-weight="normal" fo:background-color="transparent" loext:char-shading-value="0" style:font-style-asian="italic" style:font-weight-asian="normal" style:font-style-complex="italic"/>
    </style:style>
    <style:style style:name="T7" style:family="text">
      <style:text-properties fo:color="#434343" loext:opacity="100%" style:font-name="Merriweather3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88db0"/>
    </style:style>
    <style:style style:name="T11" style:family="text">
      <style:text-properties officeooo:rsid="000aeddd"/>
    </style:style>
    <style:style style:name="T12" style:family="text">
      <style:text-properties style:font-name="Fira Sans Black"/>
    </style:style>
    <style:style style:name="T13" style:family="text">
      <style:text-properties fo:font-size="10.5pt" fo:font-weight="normal" style:font-size-asian="10.5pt" style:font-weight-asian="normal" style:font-size-complex="10.5pt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6" style:family="text">
      <style:text-properties officeooo:rsid="001808d7"/>
    </style:style>
    <style:style style:name="T17" style:family="text">
      <style:text-properties officeooo:rsid="001a7a42"/>
    </style:style>
    <style:style style:name="T18" style:family="text">
      <style:text-properties officeooo:rsid="001ccd44"/>
    </style:style>
    <style:style style:name="T19" style:family="text">
      <style:text-properties fo:color="#000000" loext:opacity="100%" officeooo:rsid="00234bde" style:font-name-asian="Open Sans2" style:font-name-complex="Open Sans2"/>
    </style:style>
    <style:style style:name="T20" style:family="text">
      <style:text-properties fo:color="#2079c7" loext:opacity="100%" style:font-name="Fira Sans Black" fo:font-weight="bold" officeooo:rsid="00234bde" style:font-name-asian="Open Sans2" style:font-weight-asian="bold" style:font-name-complex="Open Sans2"/>
    </style:style>
    <style:style style:name="T21" style:family="text">
      <style:text-properties officeooo:rsid="00251f5d"/>
    </style:style>
    <style:style style:name="T22" style:family="text">
      <style:text-properties officeooo:rsid="002670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x8fm1uorkbaw"/>Sarath <text:s/>Sasi Godavarthi</text:p>
            <text:p text:style-name="P16"><text:bookmark text:name="_ymi089liagec"/>The technical complexity of Bio-sciences,their life sustaining capabilities, coupled with the composite ground of coding, inspire in me a passion for <text:span text:style-name="T19">Biotechnology</text:span> and its diverse applications.</text:p>
          </table:table-cell>
          <table:table-cell table:style-name="Table1.A1" office:value-type="string">
            <text:p text:style-name="P3">Plot <text:s/>129 <text:s/>VP <text:s/>Colony Poranki Vijayawada <text:s/>- <text:s/>521137</text:p>
            <text:p text:style-name="P3"/>
            <text:p text:style-name="P4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3"><text:bookmark text:name="_y7d3xdxnr44m"/>EXPERIENCE</text:p>
            <text:p text:style-name="P7"><text:span text:style-name="T2">Biomed Informatics Medwin Hospitals,</text:span><text:span text:style-name="T1"> Hyderabad</text:span><text:span text:style-name="T3"> — </text:span><text:span text:style-name="T15">Drug Safety Associate</text:span></text:p>
            <text:p text:style-name="P18"><text:span text:style-name="T17">Jan </text:span>20<text:span text:style-name="T10">21</text:span> – <text:span text:style-name="T16">Dec 2021</text:span></text:p>
            <text:p text:style-name="P8"><text:bookmark text:name="_rfgvkg2ifhfd"/><text:span text:style-name="T2">Biomed Informatics Medwin Hospitals</text:span><text:span text:style-name="T1">, Hyderabad</text:span><text:span text:style-name="T3"> — </text:span><text:span text:style-name="T15">Drug Safety Associate,</text:span><text:span text:style-name="T13"> </text:span><text:span text:style-name="T14">Intern</text:span></text:p>
            <text:p text:style-name="P19"><text:bookmark text:name="_n64fgzu3lwuy"/><text:span text:style-name="T10">Oct </text:span>20<text:span text:style-name="T10">20</text:span> – <text:span text:style-name="T16">Dec 2020</text:span></text:p>
            <text:p text:style-name="P13"><text:bookmark text:name="_yk8luflkpwij"/>EDUCATION</text:p>
            <text:p text:style-name="P9"><text:span text:style-name="T3">BioMed Informatics Medwin Hospitals, Hyderabad </text:span>— <text:span text:style-name="T6">Advanced P.G. Diploma in </text:span><text:span text:style-name="T7">Clinical Research and Pharmacovigilance</text:span></text:p>
            <text:p text:style-name="P20"><text:span text:style-name="T18">Jun 2020</text:span> - <text:span text:style-name="T18">Sep</text:span> 2020</text:p>
            <text:p text:style-name="P10"><text:bookmark text:name="_6wymnhinx9q5"/><text:span text:style-name="T5">Sathyabama University, </text:span><text:span text:style-name="T3">Chennai</text:span>—<text:span text:style-name="T4">B.E. <text:s/>in <text:s/>Biotechnology</text:span></text:p>
            <text:p text:style-name="P19"><text:bookmark text:name="_7vtcyzeczjot"/>2015 - 2020, Secured 70%</text:p>
            <text:p text:style-name="P10"><text:bookmark text:name="_czfiadnsgnzp"/><text:span text:style-name="T5">Sri <text:s/>Chaitanya <text:s/>Co-Ed Jr.College,</text:span> <text:span text:style-name="T3">Vijayawada</text:span> <text:s/>— <text:span text:style-name="T4">BiPC</text:span></text:p>
            <text:p text:style-name="P19"><text:bookmark text:name="_miiyt1y6sl7g"/>2012 - 2014, Sec<text:span text:style-name="T11">u</text:span>red 81% </text:p>
            <text:p text:style-name="P14"><text:bookmark text:name="_jhv78pp9wtzd"/>PROJECTS</text:p>
            <text:p text:style-name="P11"><text:bookmark text:name="_vm051rmyhoww"/>Genome Sequencing and Analysis <text:s/>of <text:s/>Ray <text:s/>Fish <text:s/>Using <text:s/>Illumina Nextseq500 <text:s/>Platform</text:p>
            <text:p text:style-name="P2"/>
            <text:p text:style-name="P2"/>
            <text:p text:style-name="P6"><text:bookmark text:name="_y9gbu6uqy7nn"/>LANGUAGES</text:p>
            <text:p text:style-name="P5">English, Telugu, Hindi</text:p>
          </table:table-cell>
          <table:table-cell table:style-name="Table1.A1" office:value-type="string">
            <text:p text:style-name="P12"><text:bookmark text:name="_ca0awj8022e2"/>TECHNICAL SKILLS</text:p>
            <text:list xml:id="list2049918896" text:style-name="WWNum2">
              <text:list-header>
                <text:p text:style-name="P24"><text:span text:style-name="T8">Coding</text:span> <text:s/>: <text:s/>Python <text:s/>Automation and <text:s/>Web <text:s/>Design</text:p>
                <text:p text:style-name="P25"><text:span text:style-name="T8">System Administration</text:span> : Open Source <text:s/>Software; <text:s/>Linux</text:p>
              </text:list-header>
            </text:list>
            <text:list xml:id="list4167222194" text:style-name="WWNum1">
              <text:list-header>
                <text:p text:style-name="P26"><text:span text:style-name="T8">Programming Languages</text:span> : HTML5, CSS3, Python, JavaScript</text:p>
              </text:list-header>
            </text:list>
            <text:p text:style-name="P15"><text:bookmark text:name="_tuxh7mwdaxox"/><text:span text:style-name="T12">PERSONAL STRENGTHS</text:span> </text:p>
            <text:p text:style-name="P21"><text:span text:style-name="T8">Accuracy <text:s/>and Precision </text:span>Excellent <text:s/>information <text:s/>input and <text:s/>output <text:s/>skills.</text:p>
            <text:p text:style-name="P21"><text:span text:style-name="T8">Data <text:s/>Interpretation <text:s text:c="19"/></text:span>Good <text:s/>interpretation <text:s/>skills. Accurate <text:s/>data <text:s/>information reproduction.</text:p>
            <text:p text:style-name="P29"><text:span text:style-name="T8">Communication Skills <text:s text:c="12"/></text:span>Adept <text:s/>at <text:s/>business, <text:s/>technical and <text:s/>conversational <text:s/>English. Can be <text:s/>a team member, or lead <text:s/>a <text:s/>team.</text:p>
            <text:p text:style-name="P27"/>
            <text:p text:style-name="P22"><text:span text:style-name="T20">HOBBIES</text:span> </text:p>
            <text:p text:style-name="P30"><text:span text:style-name="T9">Health and fitness</text:span></text:p>
            <text:p text:style-name="P28">My understanding in biotechnology teaches me the healthy varieties of foods and their combinations.</text:p>
            <text:p text:style-name="P28"><text:s/>My interests in the human body made me customise my life to better suite my needs.</text:p>
            <text:p text:style-name="P28"/>
            <text:p text:style-name="P31">Coding</text:p>
            <text:p text:style-name="P28">I love coding as a hobby and anything that involves me solving problems makes me more productiv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erriweather2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3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1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erriweather2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swiss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swiss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swiss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7T13:36:07.645377576</dc:date>
    <meta:editing-duration>PT3H23M57S</meta:editing-duration>
    <meta:editing-cycles>30</meta:editing-cycles>
    <meta:generator>LibreOffice/7.0.4.2$Linux_X86_64 LibreOffice_project/00$Build-2</meta:generator>
    <meta:document-statistic meta:table-count="1" meta:image-count="0" meta:object-count="0" meta:page-count="1" meta:paragraph-count="34" meta:word-count="239" meta:character-count="1744" meta:non-whitespace-character-count="1459"/>
  </office:meta>
</office:document-meta>
</file>